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5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Fine_20_Dotted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8cm" svg:height="3.5cm" svg:x="8.6cm" svg:y="3.9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cm" svg:height="1.527cm" svg:x="8.8cm" svg:y="3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4cm" svg:height="1.527cm" svg:x="8.8cm" svg:y="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9.5cm" svg:y="5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9.5cm" svg:y="5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9.5cm" svg:y="6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9.5cm" svg:y="5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8cm" svg:height="2.027cm" svg:x="14.7cm" svg:y="4.6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14.9cm" svg:y="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4.9cm" svg:y="5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4cm" svg:height="10.5cm" svg:x="12.4cm" svg:y="0.8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8cm" svg:height="10.5cm" svg:x="1.4cm" svg:y="0.8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2.027cm" svg:x="14.2cm" svg:y="2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3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4.6cm" svg:y="2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4cm" svg:height="5.4cm" svg:x="10.8cm" svg:y="22.627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2.1cm" svg:y="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4cm" svg:y1="5.5cm" svg:x2="6.8cm" svg:y2="5.5cm">
          <text:p/>
        </draw:line>
        <draw:line draw:style-name="gr5" draw:text-style-name="P1" draw:layer="layout" svg:x1="1.9cm" svg:y1="10cm" svg:x2="0.5cm" svg:y2="10cm">
          <text:p/>
        </draw:line>
        <draw:g>
          <draw:custom-shape draw:style-name="gr6" draw:text-style-name="P1" draw:layer="layout" svg:width="0.4cm" svg:height="0.871cm" svg:x="13.6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8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5.2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0.4cm" svg:y1="5.5cm" svg:x2="2.3cm" svg:y2="5.5cm">
          <text:p/>
        </draw:line>
        <draw:line draw:style-name="gr5" draw:text-style-name="P1" draw:layer="layout" svg:x1="11.6cm" svg:y1="5.6cm" svg:x2="13cm" svg:y2="5.6cm">
          <text:p/>
        </draw:line>
        <draw:custom-shape draw:style-name="gr1" draw:text-style-name="P1" draw:layer="layout" svg:width="1.8cm" svg:height="3.5cm" svg:x="18.1cm" svg:y="2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8.3cm" svg:y="2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8.3cm" svg:y="2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9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9cm" svg:y="2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9cm" svg:y="2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9cm" svg:y="2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2cm" svg:y1="10cm" svg:x2="5.7cm" svg:y2="10cm">
          <text:p/>
        </draw:line>
        <draw:custom-shape draw:style-name="gr4" draw:text-style-name="P1" draw:layer="layout" svg:width="10.7cm" svg:height="4.1cm" svg:x="1.4cm" svg:y="19.1cm">
          <text:p text:style-name="P1">Bro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2cm" svg:y1="10cm" svg:x2="18.1cm" svg:y2="10cm">
          <text:p/>
        </draw:line>
        <draw:line draw:style-name="gr7" draw:text-style-name="P1" draw:layer="layout" svg:x1="18.1cm" svg:y1="5.7cm" svg:x2="18.1cm" svg:y2="10cm">
          <text:p/>
        </draw:line>
        <draw:line draw:style-name="gr7" draw:text-style-name="P1" draw:layer="layout" svg:x1="16.9cm" svg:y1="5.7cm" svg:x2="18.1cm" svg:y2="5.7cm">
          <text:p/>
        </draw:line>
        <draw:g>
          <draw:path draw:style-name="gr8" draw:text-style-name="P1" draw:layer="layout" svg:width="1.099cm" svg:height="0.799cm" svg:x="2.4cm" svg:y="4.8cm" svg:viewBox="0 0 1100 800" svg:d="m0 0c894 0 1100 400 1100 400v400">
            <text:p/>
          </draw:path>
          <draw:path draw:style-name="gr8" draw:text-style-name="P1" draw:layer="layout" svg:width="1.099cm" svg:height="0.799cm" svg:x="2.4cm" svg:y="5.6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7.1cm" svg:y="4.7cm" svg:viewBox="0 0 1100 800" svg:d="m0 0c894 0 1100 400 1100 400v400">
            <text:p/>
          </draw:path>
          <draw:path draw:style-name="gr8" draw:text-style-name="P1" draw:layer="layout" svg:width="1.099cm" svg:height="0.799cm" svg:x="7.1cm" svg:y="5.5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13.3cm" svg:y="4.8cm" svg:viewBox="0 0 1100 800" svg:d="m0 0c894 0 1100 400 1100 400v400">
            <text:p/>
          </draw:path>
          <draw:path draw:style-name="gr8" draw:text-style-name="P1" draw:layer="layout" svg:width="1.099cm" svg:height="0.799cm" svg:x="13.3cm" svg:y="5.6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4cm" svg:y="9.2cm" svg:viewBox="0 0 1100 800" svg:d="m1100 0c-894 0-1100 400-1100 400v400">
            <text:p/>
          </draw:path>
          <draw:path draw:style-name="gr8" draw:text-style-name="P1" draw:layer="layout" svg:width="1.099cm" svg:height="0.799cm" svg:x="4cm" svg:y="10cm" svg:viewBox="0 0 1100 800" svg:d="m1100 800c-894 0-1100-400-1100-400v-400">
            <text:p/>
          </draw:path>
        </draw:g>
        <draw:frame draw:style-name="gr9" draw:text-style-name="P2" draw:layer="layout" svg:width="3.436cm" svg:height="0.687cm" svg:x="1.823cm" svg:y="3.8cm">
          <draw:text-box>
            <text:p text:style-name="P2"><text:span text:style-name="T1">Network Receive</text:span></text:p>
          </draw:text-box>
        </draw:frame>
        <draw:frame draw:style-name="gr9" draw:text-style-name="P2" draw:layer="layout" svg:width="2.945cm" svg:height="0.687cm" svg:x="2.064cm" svg:y="8.113cm">
          <draw:text-box>
            <text:p text:style-name="P2"><text:span text:style-name="T1">Network Send</text:span></text:p>
          </draw:text-box>
        </draw:frame>
        <draw:frame draw:style-name="gr9" draw:text-style-name="P2" draw:layer="layout" svg:width="3.47cm" svg:height="0.687cm" svg:x="6.864cm" svg:y="2.213cm">
          <draw:text-box>
            <text:p text:style-name="P2"><text:span text:style-name="T1">Process Request</text:span></text:p>
          </draw:text-box>
        </draw:frame>
        <draw:frame draw:style-name="gr9" draw:text-style-name="P2" draw:layer="layout" svg:width="2.166cm" svg:height="0.687cm" svg:x="13.564cm" svg:y="2.9cm">
          <draw:text-box>
            <text:p text:style-name="P2"><text:span text:style-name="T1">Data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03T14:20:59.382000000</dc:date>
    <meta:editing-duration>PT1H38M43S</meta:editing-duration>
    <meta:editing-cycles>11</meta:editing-cycles>
    <meta:generator>LibreOffice/4.1.3.2$Windows_x86 LibreOffice_project/70feb7d99726f064edab4605a8ab840c50ec57a</meta:generator>
    <meta:document-statistic meta:object-count="60"/>
  </office:meta>
</office:document-meta>
</file>